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124cm" style:rel-column-width="4186*"/>
    </style:style>
    <style:style style:name="Table1.B" style:family="table-column">
      <style:table-column-properties style:column-width="3.923cm" style:rel-column-width="14615*"/>
    </style:style>
    <style:style style:name="Table1.C" style:family="table-column">
      <style:table-column-properties style:column-width="3.687cm" style:rel-column-width="13735*"/>
    </style:style>
    <style:style style:name="Table1.D" style:family="table-column">
      <style:table-column-properties style:column-width="2.514cm" style:rel-column-width="9364*"/>
    </style:style>
    <style:style style:name="Table1.E" style:family="table-column">
      <style:table-column-properties style:column-width="2.242cm" style:rel-column-width="8352*"/>
    </style:style>
    <style:style style:name="Table1.F" style:family="table-column">
      <style:table-column-properties style:column-width="2.053cm" style:rel-column-width="7649*"/>
    </style:style>
    <style:style style:name="Table1.G" style:family="table-column">
      <style:table-column-properties style:column-width="2.05cm" style:rel-column-width="7634*"/>
    </style:style>
    <style:style style:name="Table1.A1" style:family="table-cell">
      <style:table-cell-properties style:vertical-align="middle" fo:padding="0.097cm" fo:border="none"/>
    </style:style>
    <style:style style:name="Table1.B1" style:family="table-cell">
      <style:table-cell-properties style:vertical-align="middle" fo:padding="0.097cm" fo:border-left="0.05pt solid #000000" fo:border-right="none" fo:border-top="0.05pt solid #000000" fo:border-bottom="0.05pt solid #000000"/>
    </style:style>
    <style:style style:name="Table1.E1" style:family="table-cell">
      <style:table-cell-properties style:vertical-align="middle" fo:padding="0.097cm" fo:border="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fo:color="#000000" style:font-name="Liberation Sans" fo:font-style="italic" fo:background-color="transparent" style:font-style-asian="italic" style:font-style-complex="italic"/>
    </style:style>
    <style:style style:name="P2" style:family="paragraph" style:parent-style-name="Standard">
      <style:paragraph-properties fo:text-align="end" style:justify-single-word="false"/>
      <style:text-properties fo:color="#000000" style:font-name="Liberation Sans" fo:font-style="italic" style:font-style-asian="italic" style:font-style-complex="italic"/>
    </style:style>
    <style:style style:name="P3" style:family="paragraph" style:parent-style-name="Standard">
      <style:paragraph-properties fo:text-align="center" style:justify-single-word="false"/>
      <style:text-properties fo:color="#000000" style:font-name="Liberation Sans" fo:font-size="15pt" fo:font-style="italic" fo:font-weight="bold" style:font-size-asian="15pt" style:font-style-asian="italic" style:font-weight-asian="bold" style:font-size-complex="15pt" style:font-style-complex="italic" style:font-weight-complex="bold"/>
    </style:style>
    <style:style style:name="P4" style:family="paragraph" style:parent-style-name="Standard">
      <style:paragraph-properties fo:text-align="center" style:justify-single-word="false"/>
      <style:text-properties fo:color="#000000" style:font-name="Liberation Sans" fo:font-size="12pt" fo:font-style="italic" fo:font-weight="bold" style:font-size-asian="12pt" style:font-style-asian="italic" style:font-weight-asian="bold" style:font-size-complex="12pt" style:font-style-complex="italic" style:font-weight-complex="bold"/>
    </style:style>
    <style:style style:name="P5" style:family="paragraph" style:parent-style-name="Standard" style:list-style-name="L1"/>
    <style:style style:name="P6" style:family="paragraph" style:parent-style-name="Standard">
      <style:paragraph-properties fo:text-align="start" style:justify-single-word="false"/>
      <style:text-properties fo:font-style="italic" style:font-style-asian="italic" style:font-style-complex="italic"/>
    </style:style>
    <style:style style:name="P7" style:family="paragraph" style:parent-style-name="Standard">
      <style:paragraph-properties fo:text-align="justify" style:justify-single-word="false"/>
      <style:text-properties fo:font-style="italic" style:font-style-asian="italic" style:font-style-complex="italic"/>
    </style:style>
    <style:style style:name="P8" style:family="paragraph" style:parent-style-name="Standard">
      <style:text-properties fo:font-style="normal" style:font-style-asian="normal" style:font-style-complex="normal"/>
    </style:style>
    <style:style style:name="P9" style:family="paragraph" style:parent-style-name="Standard">
      <style:paragraph-properties fo:text-align="start" style:justify-single-word="false"/>
      <style:text-properties fo:font-style="normal" style:font-style-asian="normal" style:font-style-complex="normal"/>
    </style:style>
    <style:style style:name="P10" style:family="paragraph" style:parent-style-name="Standard" style:list-style-name="L2">
      <style:paragraph-properties fo:text-align="start" style:justify-single-word="false"/>
      <style:text-properties fo:font-style="normal" style:font-style-asian="normal" style:font-style-complex="normal"/>
    </style:style>
    <style:style style:name="P11" style:family="paragraph" style:parent-style-name="Standard">
      <style:paragraph-properties fo:text-align="justify" style:justify-single-word="false"/>
      <style:text-properties fo:font-style="normal" style:font-style-asian="normal" style:font-style-complex="normal"/>
    </style:style>
    <style:style style:name="P12" style:family="paragraph" style:parent-style-name="Standard" style:list-style-name="L3">
      <style:paragraph-properties fo:text-align="justify" style:justify-single-word="false"/>
      <style:text-properties fo:font-style="normal" style:font-style-asian="normal" style:font-style-complex="normal"/>
    </style:style>
    <style:style style:name="P13" style:family="paragraph" style:parent-style-name="Standard" style:list-style-name="L3">
      <style:text-properties fo:font-style="normal" style:font-style-asian="normal" style:font-style-complex="normal"/>
    </style:style>
    <style:style style:name="P14" style:family="paragraph" style:parent-style-name="Standard">
      <style:text-properties fo:language="es" fo:country="ES"/>
    </style:style>
    <style:style style:name="P15" style:family="paragraph" style:parent-style-name="Standard">
      <style:paragraph-properties fo:text-align="justify" style:justify-single-word="false"/>
      <style:text-properties fo:language="es" fo:country="ES"/>
    </style:style>
    <style:style style:name="P16" style:family="paragraph" style:parent-style-name="Standard">
      <style:paragraph-properties fo:text-align="justify" style:justify-single-word="false"/>
    </style:style>
    <style:style style:name="P17" style:family="paragraph" style:parent-style-name="Standard" style:list-style-name="L7">
      <style:paragraph-properties fo:text-align="justify" style:justify-single-word="false"/>
    </style:style>
    <style:style style:name="P18" style:family="paragraph" style:parent-style-name="Standard" style:list-style-name="L3">
      <style:paragraph-properties fo:text-align="justify" style:justify-single-word="false"/>
    </style:style>
    <style:style style:name="P19" style:family="paragraph" style:parent-style-name="Standard" style:list-style-name="L3"/>
    <style:style style:name="P20" style:family="paragraph" style:parent-style-name="Standard" style:list-style-name="L6"/>
    <style:style style:name="P21" style:family="paragraph" style:parent-style-name="Standard" style:list-style-name="L2">
      <style:paragraph-properties fo:margin-left="2.501cm" fo:margin-right="0cm" fo:text-align="start" style:justify-single-word="false" fo:text-indent="-0.635cm" style:auto-text-indent="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Footnote">
      <style:paragraph-properties fo:text-align="justify" style:justify-single-word="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language="es" fo:country="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amón Llull</text:p>
      <text:p text:style-name="P4">por, Guillermo Lengemann</text:p>
      <text:p text:style-name="P2"/>
      <text:p text:style-name="P2">Caracas, 18 de Enero de 2013</text:p>
      <text:p text:style-name="P1">Seminario de Historia de la Filosofía: <text:span text:style-name="T3">La sin razón en el siglo XX II</text:span></text:p>
      <text:p text:style-name="Standard"/>
      <text:p text:style-name="P16">Ramon Llull (o también <text:span text:style-name="T1">Raimundo Lulio</text:span>) nació en Palma de Mallorca en 1232 y murió el 29 de junio de 1315 y es considerado el máximo pensador medieval catalán el motor principal de su producción filosófica fue la acción misionera encaminada a la conversión de musulmanes. Se destacaba su manejo del idioma árabe, la religión musulmana, conocía el Corán, el hadith (dichos y las acciones del Profeta Mahoma), las practicas rituales musulmanas <text:span text:style-name="T2">(Libro del gentil, 1274-1276 ). </text:span></text:p>
      <text:p text:style-name="Standard"/>
      <text:p text:style-name="Standard">nueve años de formación teológica y moral duró hasta 1275</text:p>
      <text:p text:style-name="Standard"/>
      <text:p text:style-name="P6"><text:span text:style-name="T4">La </text:span>Ars Generalis Ultima (1305) <text:span text:style-name="T4">consta de 13 partes:</text:span></text:p>
      <text:list xml:id="list11062491321" text:style-name="L2">
        <text:list-item>
          <text:p text:style-name="P10">El Alfabeto</text:p>
        </text:list-item>
        <text:list-item>
          <text:p text:style-name="P10">Las Figuras</text:p>
          <text:p text:style-name="P21"><text:span text:style-name="T4">1. La primera figura designada con la letra </text:span><text:span text:style-name="T5">A</text:span><text:span text:style-name="T6">,</text:span><text:span text:style-name="T6"><text:note text:id="ftn1" text:note-class="footnote"><text:note-citation>1</text:note-citation><text:note-body><text:p text:style-name="Footnote">Definicion de la Figura A. </text:p><text:p text:style-name="Footnote">1. Para que vea qe. los Principios de esta Fig. No estan puestos en ella a “noche, ya a” moche, ni solo voluntariamente en pintar como querer, como lo imagina el Rmo. Paredes; aqui se hace una tal qual Descripción ella misma figura. Quien la quiera ver como ve representar a los ojos corporales, vaya al Arte Breve o a lo magno. Yo ahora la representaré a la potencia imaginativa e intellectiva....”</text:p></text:note-body></text:note></text:span><text:span text:style-name="T6"> “...La Fig. A es un circulo, cuyo centro es la A. En la circunferencia tiene dos lineas circulares</text:span></text:p>
        </text:list-item>
        <text:list-item>
          <text:p text:style-name="P10">Las Definiciones</text:p>
        </text:list-item>
        <text:list-item>
          <text:p text:style-name="P10">Las reglas</text:p>
        </text:list-item>
        <text:list-item>
          <text:p text:style-name="P10"/>
        </text:list-item>
      </text:list>
      <text:p text:style-name="P9"/>
      <text:p text:style-name="Standard"/>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22"/>
          </table:table-cell>
          <table:table-cell table:style-name="Table1.B1" table:number-columns-spanned="3" office:value-type="string">
            <text:p text:style-name="P22">Significados teológicos y lógicos</text:p>
          </table:table-cell>
          <table:covered-table-cell/>
          <table:covered-table-cell/>
          <table:table-cell table:style-name="Table1.E1" table:number-columns-spanned="3" office:value-type="string">
            <text:p text:style-name="P22">Significados metafísicos y morales</text:p>
          </table:table-cell>
          <table:covered-table-cell/>
          <table:covered-table-cell/>
        </table:table-row>
        <table:table-row>
          <table:table-cell table:style-name="Table1.A1" office:value-type="string">
            <text:p text:style-name="P22"/>
          </table:table-cell>
          <table:table-cell table:style-name="Table1.B2" table:number-columns-spanned="3" office:value-type="string">
            <text:p text:style-name="P22">Para conocer la verdad</text:p>
          </table:table-cell>
          <table:covered-table-cell/>
          <table:covered-table-cell/>
          <table:table-cell table:style-name="Table1.E2" table:number-columns-spanned="3" office:value-type="string">
            <text:p text:style-name="P22">Para comportarse bien</text:p>
          </table:table-cell>
          <table:covered-table-cell/>
          <table:covered-table-cell/>
        </table:table-row>
        <table:table-row>
          <table:table-cell table:style-name="Table1.B2" office:value-type="string">
            <text:p text:style-name="P22">Letra</text:p>
          </table:table-cell>
          <table:table-cell table:style-name="Table1.B2" office:value-type="string">
            <text:p text:style-name="P22">Un principio absoluto</text:p>
          </table:table-cell>
          <table:table-cell table:style-name="Table1.B2" office:value-type="string">
            <text:p text:style-name="P22">Un principio relativo </text:p>
          </table:table-cell>
          <table:table-cell table:style-name="Table1.B2" office:value-type="string">
            <text:p text:style-name="P22">Una cuestión general</text:p>
          </table:table-cell>
          <table:table-cell table:style-name="Table1.B2" office:value-type="string">
            <text:p text:style-name="P22">Un “sujeto”</text:p>
          </table:table-cell>
          <table:table-cell table:style-name="Table1.B2" office:value-type="string">
            <text:p text:style-name="P22">Una virtud</text:p>
          </table:table-cell>
          <table:table-cell table:style-name="Table1.E2" office:value-type="string">
            <text:p text:style-name="P22">Un vicio</text:p>
          </table:table-cell>
        </table:table-row>
        <table:table-row>
          <table:table-cell table:style-name="Table1.B2" office:value-type="string">
            <text:p text:style-name="P23">B</text:p>
          </table:table-cell>
          <table:table-cell table:style-name="Table1.B2" office:value-type="string">
            <text:p text:style-name="P22">Bondad</text:p>
          </table:table-cell>
          <table:table-cell table:style-name="Table1.B2" office:value-type="string">
            <text:p text:style-name="P22">Diferencia</text:p>
          </table:table-cell>
          <table:table-cell table:style-name="Table1.B2" office:value-type="string">
            <text:p text:style-name="P22">Utrum (de la posibilidad)</text:p>
          </table:table-cell>
          <table:table-cell table:style-name="Table1.B2" office:value-type="string">
            <text:p text:style-name="P22">Dios</text:p>
          </table:table-cell>
          <table:table-cell table:style-name="Table1.B2" office:value-type="string">
            <text:p text:style-name="P22">Justicia</text:p>
          </table:table-cell>
          <table:table-cell table:style-name="Table1.E2" office:value-type="string">
            <text:p text:style-name="P22">Avaricia</text:p>
          </table:table-cell>
        </table:table-row>
        <table:table-row>
          <table:table-cell table:style-name="Table1.B2" office:value-type="string">
            <text:p text:style-name="P23">C</text:p>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E2" office:value-type="string">
            <text:p text:style-name="P22"/>
          </table:table-cell>
        </table:table-row>
        <table:table-row>
          <table:table-cell table:style-name="Table1.B2" office:value-type="string">
            <text:p text:style-name="P23">D</text:p>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E2" office:value-type="string">
            <text:p text:style-name="P22"/>
          </table:table-cell>
        </table:table-row>
        <table:table-row>
          <table:table-cell table:style-name="Table1.B2" office:value-type="string">
            <text:p text:style-name="P23">E</text:p>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E2" office:value-type="string">
            <text:p text:style-name="P22"/>
          </table:table-cell>
        </table:table-row>
        <table:table-row>
          <table:table-cell table:style-name="Table1.B2" office:value-type="string">
            <text:p text:style-name="P23">F</text:p>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E2" office:value-type="string">
            <text:p text:style-name="P22"/>
          </table:table-cell>
        </table:table-row>
        <table:table-row>
          <table:table-cell table:style-name="Table1.B2" office:value-type="string">
            <text:p text:style-name="P23">G</text:p>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E2" office:value-type="string">
            <text:p text:style-name="P22"/>
          </table:table-cell>
        </table:table-row>
        <table:table-row>
          <table:table-cell table:style-name="Table1.B2" office:value-type="string">
            <text:p text:style-name="P23">H</text:p>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E2" office:value-type="string">
            <text:p text:style-name="P22"/>
          </table:table-cell>
        </table:table-row>
        <text:soft-page-break/>
        <table:table-row>
          <table:table-cell table:style-name="Table1.B2" office:value-type="string">
            <text:p text:style-name="P23">I</text:p>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E2" office:value-type="string">
            <text:p text:style-name="P22"/>
          </table:table-cell>
        </table:table-row>
        <table:table-row>
          <table:table-cell table:style-name="Table1.B2" office:value-type="string">
            <text:p text:style-name="P23">K</text:p>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E2" office:value-type="string">
            <text:p text:style-name="P22"/>
          </table:table-cell>
        </table:table-row>
      </table:table>
      <text:p text:style-name="Standard"/>
      <text:p text:style-name="Standard"><text:s/></text:p>
      <text:p text:style-name="Standard"/>
      <text:p text:style-name="Standard"/>
      <text:p text:style-name="P14"/>
      <text:p text:style-name="Standard"/>
      <text:p text:style-name="P16"><text:tab/>Hasta su conversión en 1263 estuvo casado con Blanca Picany con quien tuvo dos hijos. Luego de abandonar a su familia se dedico por años a aprender árabe, filosofía y teología árabe con el propósito de probar la verdad de la fe cristiana y convertir a los musulmanes. Agrupo y traduce del árabe al catalán la lógica de <text:span text:style-name="T2">Algazel</text:span><text:span text:style-name="T4">, obra que fundamenta su primea </text:span><text:span text:style-name="T2">ars</text:span><text:span text:style-name="T4"> que lleva el nombre de </text:span><text:span text:style-name="T2">Art abreujada d'atrobar veritat (1273),</text:span><text:span text:style-name="T4"> en donde se evidencia el objetivo de dar razones inclusos a los Artículos de la Fe y en donde usa letras para representar ideas. Su escritos demuestran el interés en constituir a la lógica como una disciplina particular mediante un arte que se aplica a todas las ciencias. La lógica aristotélica es de carácter formal y aunque es un instrumento para la búsqueda de la verdad no es posible demostrar ninguna verdad trascendental.</text:span></text:p>
      <text:p text:style-name="P11"/>
      <text:p text:style-name="P16"><text:span text:style-name="T4"><text:tab/>El </text:span><text:span text:style-name="T2">ars</text:span><text:span text:style-name="T4"> luliana es una lógica de primera intención en tanto que la lógica aristotélica es una lógica de segunda intención, Julián Verlarde Lombraña en su libro </text:span><text:span text:style-name="T2">Historia de la Lógica</text:span><text:span text:style-name="T4"> destaca lo siguiente: </text:span><text:span text:style-name="T2">“...El Arte luliana, entendida por su autor en sentido amplio, es una “facultad” general, a la que cabe denominar indiscriminadamente, “ciencia” y “arte”...”.</text:span></text:p>
      <text:p text:style-name="P7"/>
      <text:p text:style-name="P16"><text:span text:style-name="T2"><text:tab/></text:span><text:span text:style-name="T4">El </text:span><text:span text:style-name="T2">arg generalis</text:span><text:span text:style-name="T4"> constituiría una ciencia, partiendo de principios primeros, generales, verdaderos y necesarios que en vista de que las otras ciencias particulares (la lógica, la filosofía natural, la metafísica) poseen principios de segundo orden el </text:span><text:span text:style-name="T2">arg generalis</text:span><text:span text:style-name="T4"> debe ir en auxilio de estas.</text:span></text:p>
      <text:p text:style-name="P11"/>
      <text:p text:style-name="P11"><text:tab/>Llul diseño maquinas con círculos concéntricos con los que se podían hacer cálculos combinando símbolos. Se combinan letras como ideas con figuras y tablas constituyendo un arte en donde se combinan y comparar términos. Estas maquinas combinatorias permiten que algunos autores propongan a Llull como el padre de la programación de computadores. El ejercicio combinatorio esta sujeto a reglas: a) cualquier sujeto (materia) debe tener definición propia que lo diferencia <text:s/>de cualquier otro, b) que en la combinación de principios se conserven las diferencias entre sujetos (Dios es infinito y eterno un ángel <text:s/>es finito y con principio en el tiempo), c) que no se destruya la concordancia entre uno y otros sujeto (Dios y ángel en la espiritualidad, ángel y cielo en la en la incorruptibilidad, cielo y sublunar en la corporeidad, hombre y león en la animalidad) y d) que su un sujeto es más alto y noble que otro se le atribuyan mas altos y nobles principios (Dios es más noble que el ángel, el ángel más noble que el hombre, el hombre es mas noble que el león, el león es más noble que el árbol).</text:p>
      <text:p text:style-name="Standard"/>
      <text:p text:style-name="P16"><text:tab/>El <text:span text:style-name="T2">ars</text:span><text:span text:style-name="T4"> luliano sufrió modificaciones durante la vida del autor, la primera formulación fue el </text:span><text:span text:style-name="T2">Ars Magna et maior </text:span><text:span text:style-name="T4">en este trabajo ya se observa el uso de letras para representar conceptos, esta obra esta influencia por el compendio que realizó Llull de la </text:span><text:span text:style-name="T2">lógica de Algazel</text:span><text:span text:style-name="T2"><text:note text:id="ftn2" text:note-class="footnote"><text:note-citation>2</text:note-citation><text:note-body><text:p text:style-name="P24">Abū Ḥāmid Muḥammad ibn Muḥammad al-Ghazālī (Ghazaleh, Irán, 1058 - Tus, Irán, 19 de diciembre de 1111) en latín Algazael, los trabajos lógicos conocidos son Miyar al-Ilm fi fan al-Mantiq (Criterion of Knowledge in the Art of Logic/Criterios del Conocimeinto en el arte de la lógica) y Mihak al-Nazar fi al-mantiq (Touchstone of Reasoning in Logic/Criterios del razonamiento lógico).</text:p></text:note-body></text:note></text:span><text:span text:style-name="T4"> y de </text:span><text:span text:style-name="T2">Libre de contemplació en </text:span><text:soft-page-break/><text:span text:style-name="T2">Dèu (Libro de la contemplación de Dios (1276))</text:span><text:span text:style-name="T2"><text:note text:id="ftn3" text:note-class="footnote"><text:note-citation>3</text:note-citation><text:note-body><text:p text:style-name="P24">Considerada como una obra enciclopédica mística escrita en arabe y luego traducida al catalana en y al latin en , esta constituida por cinco libros simbolizando las 5 llagas de Cristo, 365 capítulos, tres volumenes, se descubren influencias de su vida, la Biblia, el canto de la sibila (drama litúrgico), los filósofos griegos y árabes y la escolástica. la creación y la naturaleza de Dios; el Dios hecho hombre y la Redención; la descripción de la vasta realidad natural a través de las ventanas que son los sentidos externos (vista, oído, olfato, gusto, tacto) e internos (cogitación, percepción, conciencia, sutileza, fervor). El cuarto y el quinto libros tienen una estructura temática menos definida: en el cuarto Llull aborda temas de carácter filosófico, como necesidad y contingencia, sensualidad e intelectualidad, fe y razón, o predestinación y libre arbitrio; en el quinto hay cuarenta y seis capítulos dedicados al título general de amor y cincuenta y dos al de oración, todos ellos llenos de intuiciones filosóficas y de proyectos relacionados con el futuro desarrollo de las primeras Artes. </text:p></text:note-body></text:note></text:span></text:p>
      <text:p text:style-name="Standard"/>
      <text:p text:style-name="P14"/>
      <text:p text:style-name="Standard"/>
      <text:p text:style-name="P8">Cronología:</text:p>
      <text:list xml:id="list15878045851" text:style-name="L3">
        <text:list-item>
          <text:p text:style-name="P12"><text:span text:style-name="Emphasis"><text:span text:style-name="T2">1232, nació en Palma de Mallorca.</text:span></text:span></text:p>
        </text:list-item>
        <text:list-item>
          <text:p text:style-name="P13">1263, se convierte a Dios.</text:p>
        </text:list-item>
        <text:list-item>
          <text:p text:style-name="P13">1271/1272, <text:span text:style-name="Citation">Compendium logicae Algazelis (Compendio de la lógica de Al-Gazzali</text:span><text:span text:style-name="Citation">/Lógica de Algazali</text:span><text:span text:style-name="Citation">)</text:span></text:p>
        </text:list-item>
        <text:list-item>
          <text:p text:style-name="P19"><text:span text:style-name="T4">1273, escribe el </text:span><text:span text:style-name="T2">Art abreujada d'atrobar veritat (latin: Ars compediosa inveniendi ultima)</text:span></text:p>
        </text:list-item>
        <text:list-item>
          <text:p text:style-name="P18"><text:span text:style-name="T4">1274-1276 , escribe el </text:span><text:span text:style-name="T2">Libro del gentil.</text:span></text:p>
        </text:list-item>
        <text:list-item>
          <text:p text:style-name="P13">1276, escribe el <text:s/><text:span text:style-name="T2">Libre de contemplació en Dèu (</text:span>Libro de la contemplación de Dios).</text:p>
        </text:list-item>
        <text:list-item>
          <text:p text:style-name="P19"><text:span text:style-name="T2">Arbre de ciencia</text:span><text:span text:style-name="T4">, enciclopedia de las ciencias de aquella época.</text:span></text:p>
        </text:list-item>
        <text:list-item>
          <text:p text:style-name="P19"><text:span text:style-name="T2">Ars Magna et maior</text:span></text:p>
        </text:list-item>
        <text:list-item>
          <text:p text:style-name="P19"><text:span text:style-name="T2">(1289-1308: del </text:span><text:span text:style-name="Emphasis">Ars inventiva</text:span></text:p>
        </text:list-item>
        <text:list-item>
          <text:p text:style-name="P18"><text:span text:style-name="Emphasis"><text:span text:style-name="T2">1315, murió el 29 de junio de 1315</text:span></text:span></text:p>
        </text:list-item>
      </text:list>
      <text:p text:style-name="Standard"/>
      <text:p text:style-name="Standard">Thomas Le Myésier (?-Arràs, Artois, 1336)<text:note text:id="ftn0" text:note-class="footnote"><text:note-citation>4</text:note-citation><text:note-body><text:p text:style-name="P15"><text:s/>Maestro en medicina y estudioso de Ramon Llull. Copilo tratados lulianos al que llamo Electorium (1325), a los que añadió introducciones, citas, aclaraciones y resúmenes. Escribió <text:s/>un texto llamado Electorium medium y un resumen llamado Breviculum para facilitar la compresión. Consiguió reunir más de 155 manuscritos lulianos que se conservan en la Sorbona.</text:p></text:note-body></text:note></text:p>
      <text:p text:style-name="Standard"/>
      <text:p text:style-name="Standard">Rmo. P, Fornes</text:p>
      <text:p text:style-name="Standard">Fr. Bartolome Fornes franciscano observante</text:p>
      <text:p text:style-name="Standard"/>
      <text:p text:style-name="Standard">Thomas Le Myésier (?-Arràs, Artois, 1336)</text:p>
      <text:p text:style-name="Standard"/>
      <text:p text:style-name="Standard"><text:span text:style-name="T7">Maestro en medicina y estudioso de Ramon Llull. Copilo tratados lulianos al que llamo Electorium (1325), a los que añadió introducciones, citas, aclaraciones y resúmenes. Escribió <text:s/>un texto llamado Electorium medium y un resumen llamado Breviculum para facilitar la compresión. Consiguió reunir más de 155 manuscritos lulianos que se conservan en la Sorbona.</text:span>}</text:p>
      <text:p text:style-name="Standard"/>
      <text:p text:style-name="Standard">Bibliografía</text:p>
      <text:p text:style-name="Standard"/>
      <text:list xml:id="list973337766" text:style-name="L6">
        <text:list-item>
          <text:p text:style-name="P20">Thomas Le Myésier <text:a xlink:type="simple" xlink:href="http://www.enciclopedia.cat/fitxa_v2.jsp?NDCHEC=0036901">http://www.enciclopedia.cat/fitxa_v2.jsp?NDCHEC=0036901</text:a></text:p>
        </text:list-item>
      </text:list>
      <text:p text:style-name="Standard"/>
      <text:list xml:id="list1934000058" text:style-name="L7">
        <text:list-item>
          <text:p text:style-name="P17"><text:soft-page-break/><text:span text:style-name="T4">Julián Verlarde Lombraña en su libro </text:span><text:span text:style-name="T2">Historia de la Lógica. </text:span><text:span text:style-name="T4">Servicio de Publicaciones de la Universidad de Oviedo.</text:span></text:p>
        </text:list-item>
      </text:list>
      <text:p text:style-name="Standard"/>
      <text:p text:style-name="Standard"><text:a xlink:type="simple" xlink:href="http://es.wikipedia.org/wiki/Ramon_Llull#Llull_y_el_Ars_Magna">http://es.wikipedia.org/wiki/Ramon_Llull#Llull_y_el_Ars_Magna</text:a></text:p>
      <text:p text:style-name="Standard"><text:a xlink:type="simple" xlink:href="http://catalogo.bibliotecapalma.com/cgi-bin/abwebp/X5102/ID1144562623/G0?ACC=DCT2">http://catalogo.bibliotecapalma.com/cgi-bin/abwebp/X5102/ID1144562623/G0?ACC=DCT2</text:a></text:p>
      <text:p text:style-name="Standard"><text:a xlink:type="simple" xlink:href="http://bvpb.mcu.es/es/consulta/registro.cmd?id=399920">http://bvpb.mcu.es/es/consulta/registro.cmd?id=399920</text:a></text:p>
      <text:p text:style-name="Standard"><text:a xlink:type="simple" xlink:href="http://lullianarts.net/cont.htm">http://lullianarts.net/cont.htm</text:a></text:p>
      <text:list xml:id="list2161729419" text:style-name="L1">
        <text:list-item>
          <text:p text:style-name="P5">La Maquina de Pensar de Raimundo Lulio, Jorge Luis Borges.</text:p>
        </text:list-item>
        <text:list-item>
          <text:p text:style-name="P5">Historia de la Lógica, Arthur N. Prior</text:p>
        </text:list-item>
      </text:list>
      <text:p text:style-name="Standard"/>
      <text:p text:style-name="Standard">Thomas Le Myésier <text:a xlink:type="simple" xlink:href="http://www.enciclopedia.cat/fitxa_v2.jsp?NDCHEC=0036901">http://www.enciclopedia.cat/fitxa_v2.jsp?NDCHEC=0036901</text:a></text:p>
      <text:p text:style-name="Standard"><text:a xlink:type="simple" xlink:href="http://bvpb.mcu.es/es/catalogo_imagenes/grupo.cmd?posicion=1&amp;path=11000982&amp;forma=&amp;presentacion=pagina">http://bvpb.mcu.es/es/catalogo_imagenes/grupo.cmd?posicion=1&amp;path=11000982&amp;forma=&amp;presentacion=pagina</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1T14:48:26</meta:creation-date>
    <dc:date>2013-01-04T17:57:14</dc:date>
    <meta:editing-duration>PT17H17M47S</meta:editing-duration>
    <meta:editing-cycles>8</meta:editing-cycles>
    <meta:generator>LibreOffice/3.5$Linux_X86_64 LibreOffice_project/350m1$Build-2</meta:generator>
    <meta:document-statistic meta:table-count="1" meta:image-count="0" meta:object-count="0" meta:page-count="4" meta:paragraph-count="76" meta:word-count="1297" meta:character-count="8111" meta:non-whitespace-character-count="6943"/>
  </office:meta>
</office:document-meta>
</file>